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cm" fo:min-width="0.6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7cm" fo:min-width="0.61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85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715cm"/>
    </style:style>
    <style:style style:name="gr6" style:family="graphic" style:parent-style-name="standard">
      <style:graphic-properties draw:stroke="none" svg:stroke-color="#000000" draw:fill="none" draw:fill-color="#ffffff" fo:min-height="1.7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Latin Modern Mono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atin Modern Mono" fo:font-size="18pt" style:font-size-asian="18pt" style:font-size-complex="18pt"/>
    </style:style>
    <style:style style:name="P4" style:family="paragraph">
      <style:text-properties style:font-name="Latin Modern Mono" fo:font-size="12pt" style:font-size-asian="18pt" style:font-size-complex="18pt"/>
    </style:style>
    <style:style style:name="P5" style:family="paragraph">
      <loext:graphic-properties draw:fill="none" draw:fill-color="#ffffff"/>
      <style:text-properties style:font-name="Latin Modern Mono" fo:font-size="12pt" style:font-size-asian="18pt" style:font-size-complex="18pt"/>
    </style:style>
    <style:style style:name="T1" style:family="text">
      <style:text-properties style:font-name="Latin Modern Mono" fo:font-size="18pt" style:font-size-asian="18pt" style:font-size-complex="18pt"/>
    </style:style>
    <style:style style:name="T2" style:family="text">
      <style:text-properties style:font-name="Latin Modern Mono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cm" svg:height="1.02cm" svg:x="3.79cm" svg:y="10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495cm" svg:y="10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1.2cm" svg:y="10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3.79cm" svg:y="9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495cm" svg:y="9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cm" svg:height="1.02cm" svg:x="1.2cm" svg:y="9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3.79cm" svg:y="8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495cm" svg:y="8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1.2cm" svg:y="8.3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cm" svg:height="1.102cm" svg:x="1.3cm" svg:y="8.498cm">
          <draw:text-box>
            <text:p text:style-name="P2"><text:span text:style-name="T1">a</text:span></text:p>
          </draw:text-box>
        </draw:frame>
        <draw:frame draw:style-name="gr3" draw:text-style-name="P3" draw:layer="layout" svg:width="0.9cm" svg:height="1.102cm" svg:x="1.3cm" svg:y="10.696cm">
          <draw:text-box>
            <text:p text:style-name="P2"><text:span text:style-name="T1">g</text:span></text:p>
          </draw:text-box>
        </draw:frame>
        <draw:frame draw:style-name="gr3" draw:text-style-name="P3" draw:layer="layout" svg:width="0.9cm" svg:height="1.102cm" svg:x="2.7cm" svg:y="10.698cm">
          <draw:text-box>
            <text:p text:style-name="P2"><text:span text:style-name="T1">h</text:span></text:p>
          </draw:text-box>
        </draw:frame>
        <draw:frame draw:style-name="gr3" draw:text-style-name="P3" draw:layer="layout" svg:width="0.9cm" svg:height="1.102cm" svg:x="3.9cm" svg:y="10.698cm">
          <draw:text-box>
            <text:p text:style-name="P2"><text:span text:style-name="T1">i</text:span></text:p>
          </draw:text-box>
        </draw:frame>
        <draw:frame draw:style-name="gr3" draw:text-style-name="P3" draw:layer="layout" svg:width="0.9cm" svg:height="1.102cm" svg:x="3.8cm" svg:y="9.496cm">
          <draw:text-box>
            <text:p text:style-name="P2"><text:span text:style-name="T1">f</text:span></text:p>
          </draw:text-box>
        </draw:frame>
        <draw:frame draw:style-name="gr3" draw:text-style-name="P3" draw:layer="layout" svg:width="0.9cm" svg:height="1.102cm" svg:x="2.6cm" svg:y="9.496cm">
          <draw:text-box>
            <text:p text:style-name="P2"><text:span text:style-name="T1">e</text:span></text:p>
          </draw:text-box>
        </draw:frame>
        <draw:frame draw:style-name="gr3" draw:text-style-name="P3" draw:layer="layout" svg:width="0.9cm" svg:height="1.102cm" svg:x="1.3cm" svg:y="9.496cm">
          <draw:text-box>
            <text:p text:style-name="P2"><text:span text:style-name="T1">d</text:span></text:p>
          </draw:text-box>
        </draw:frame>
        <draw:frame draw:style-name="gr4" draw:text-style-name="P3" draw:layer="layout" svg:width="0.9cm" svg:height="1.102cm" svg:x="3.8cm" svg:y="8.496cm">
          <draw:text-box>
            <text:p text:style-name="P2"><text:span text:style-name="T1">c</text:span></text:p>
          </draw:text-box>
        </draw:frame>
        <draw:frame draw:style-name="gr3" draw:text-style-name="P3" draw:layer="layout" svg:width="0.9cm" svg:height="1.102cm" svg:x="2.7cm" svg:y="8.496cm">
          <draw:text-box>
            <text:p text:style-name="P2"><text:span text:style-name="T1">b</text:span></text:p>
          </draw:text-box>
        </draw:frame>
        <draw:custom-shape draw:style-name="gr1" draw:text-style-name="P1" draw:layer="layout" svg:width="1.11cm" svg:height="1.02cm" svg:x="8.795cm" svg:y="10.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7.5cm" svg:y="10.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8.795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7.5cm" svg:y="8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cm" svg:height="1.102cm" svg:x="8.805cm" svg:y="9.998cm">
          <draw:text-box>
            <text:p text:style-name="P2"><text:span text:style-name="T1">Z</text:span></text:p>
          </draw:text-box>
        </draw:frame>
        <draw:frame draw:style-name="gr3" draw:text-style-name="P3" draw:layer="layout" svg:width="0.9cm" svg:height="1.102cm" svg:x="7.605cm" svg:y="9.998cm">
          <draw:text-box>
            <text:p text:style-name="P2"><text:span text:style-name="T1">Y</text:span></text:p>
          </draw:text-box>
        </draw:frame>
        <draw:frame draw:style-name="gr4" draw:text-style-name="P3" draw:layer="layout" svg:width="0.9cm" svg:height="1.102cm" svg:x="8.805cm" svg:y="8.998cm">
          <draw:text-box>
            <text:p text:style-name="P2"><text:span text:style-name="T1">X</text:span></text:p>
          </draw:text-box>
        </draw:frame>
        <draw:frame draw:style-name="gr3" draw:text-style-name="P3" draw:layer="layout" svg:width="0.9cm" svg:height="1.102cm" svg:x="7.705cm" svg:y="8.998cm">
          <draw:text-box>
            <text:p text:style-name="P2"><text:span text:style-name="T1">W</text:span></text:p>
          </draw:text-box>
        </draw:frame>
        <draw:custom-shape draw:style-name="gr5" draw:text-style-name="P1" draw:layer="layout" svg:width="2.215cm" svg:height="1.754cm" svg:x="15.785cm" svg:y="10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15cm" svg:height="1.754cm" svg:x="13.2cm" svg:y="10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15cm" svg:height="1.754cm" svg:x="15.785cm" svg:y="8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15cm" svg:height="1.754cm" svg:x="13.2cm" svg:y="8.2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cm" svg:height="1.952cm" svg:x="13.1cm" svg:y="8.396cm">
          <draw:text-box>
            <text:p text:style-name="P4"><text:span text:style-name="T2">Wa + Xb + Yd + Ze</text:span></text:p>
          </draw:text-box>
        </draw:frame>
        <draw:frame draw:style-name="gr6" draw:text-style-name="P5" draw:layer="layout" svg:width="2.8cm" svg:height="1.952cm" svg:x="15.6cm" svg:y="8.296cm">
          <draw:text-box>
            <text:p text:style-name="P4"><text:span text:style-name="T2">Wb + Xc + Ye + Zf</text:span></text:p>
          </draw:text-box>
        </draw:frame>
        <draw:frame draw:style-name="gr6" draw:text-style-name="P5" draw:layer="layout" svg:width="2.8cm" svg:height="1.952cm" svg:x="13.1cm" svg:y="10.548cm">
          <draw:text-box>
            <text:p text:style-name="P4"><text:span text:style-name="T2">Wd + Xe + Yg + Zh</text:span></text:p>
          </draw:text-box>
        </draw:frame>
        <draw:frame draw:style-name="gr6" draw:text-style-name="P5" draw:layer="layout" svg:width="2.8cm" svg:height="1.952cm" svg:x="15.6cm" svg:y="10.548cm">
          <draw:text-box>
            <text:p text:style-name="P4"><text:span text:style-name="T2">We + Xf + Yh + Zi</text:span></text:p>
          </draw:text-box>
        </draw:frame>
        <draw:frame draw:style-name="gr3" draw:text-style-name="P3" draw:layer="layout" svg:width="0.9cm" svg:height="1.102cm" svg:x="5.9cm" svg:y="9.6cm">
          <draw:text-box>
            <text:p text:style-name="P2"><text:span text:style-name="T1">*</text:span></text:p>
          </draw:text-box>
        </draw:frame>
        <draw:frame draw:style-name="gr3" draw:text-style-name="P3" draw:layer="layout" svg:width="0.9cm" svg:height="1.102cm" svg:x="11.4cm" svg:y="9.498cm">
          <draw:text-box>
            <text:p text:style-name="P2"><text:span text:style-name="T1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7:51:25.797641977</meta:creation-date>
    <dc:date>2017-11-11T17:58:38.595818670</dc:date>
    <meta:editing-duration>PT7M12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